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Live runner: przetwarzaj tylko zamkniętą świecę</text:h>
      <text:p text:style-name="Text_20_body">To jest najważniejsza poprawka.</text:p>
      <text:p text:style-name="Text_20_body">Teraz w <text:span text:style-name="Source_20_Text">main_loop()</text:span> bierzesz:</text:p>
      <text:list text:style-name="L1">
        <text:list-item>
          <text:p text:style-name="P2"><text:span text:style-name="Source_20_Text">bar = df.iloc[-1]</text:span> </text:p>
        </text:list-item>
        <text:list-item>
          <text:p text:style-name="P1"><text:span text:style-name="Source_20_Text">prev = df.iloc[-2]</text:span> </text:p>
        </text:list-item>
      </text:list>
      <text:p text:style-name="Text_20_body">czyli bardzo możliwe, że pracujesz na <text:span text:style-name="Strong_20_Emphasis">ostatniej, jeszcze tworzącej się świecy</text:span>. To psuje zgodność backtest/live. W komentarzu <text:span text:style-name="Source_20_Text">process_bar()</text:span> jest napisane, że to ma być „jedna zamknięta świeca”, ale obecny kod tego nie gwarantuje. </text:p>
      <text:p text:style-name="Text_20_body"><text:span text:style-name="Strong_20_Emphasis">Zmień w </text:span><text:span text:style-name="Strong_20_Emphasis"><text:span text:style-name="Source_20_Text">ema11_live_runner.py</text:span></text:span><text:span text:style-name="Strong_20_Emphasis">:</text:span></text:p>
      <text:p text:style-name="Text_20_body">z tego:</text:p>
      <text:section text:style-name="Sect1" text:name="code-block-viewer">
        <text:p text:style-name="Preformatted_20_Text">bar <text:s/>= _bar_from_row(df.iloc[-1], ema_col)</text:p>
        <text:p text:style-name="Preformatted_20_Text">prev = _bar_from_row(df.iloc[-2], ema_col)</text:p>
      </text:section>
      <text:p text:style-name="Text_20_body">na to:</text:p>
      <text:section text:style-name="Sect1" text:name="Sekcja1">
        <text:p text:style-name="Preformatted_20_Text"><text:bookmark text:name="code-block-viewer"/>if len(df) &lt; 3:</text:p>
        <text:p text:style-name="Preformatted_20_Text"><text:s text:c="4"/>log.warning("Za mało danych po wskaźnikach.")</text:p>
        <text:p text:style-name="Preformatted_20_Text"><text:s text:c="4"/>time.sleep(LOOP_SLEEP_SEC)</text:p>
        <text:p text:style-name="Preformatted_20_Text"><text:s text:c="4"/>continue</text:p>
        <text:p text:style-name="Preformatted_20_Text">bar <text:s/>= _bar_from_row(df.iloc[-2], ema_col) <text:s text:c="2"/># ostatnia zamknięta</text:p>
        <text:p text:style-name="Preformatted_20_Text">prev = _bar_from_row(df.iloc[-3], ema_col) <text:s text:c="2"/># świeca przed nią</text:p>
      </text:section>
      <text:p text:style-name="Text_20_body"><text:span text:style-name="Strong_20_Emphasis">Dlaczego:</text:span><text:line-break/>Backtest działa po zamkniętych barach, a live powinien robić dokładnie to samo. Inaczej strategia w live będzie widzieć inne RSI/TMA niż backtest. </text:p>
      <text:p text:style-name="Horizontal_20_Line"/>
      <text:h text:style-name="Heading_20_2" text:outline-level="2">2. Live runner: trzymaj <text:span text:style-name="Source_20_Text">capital_at_open</text:span> w state</text:h>
      <text:p text:style-name="Text_20_body">W backteście zamykasz pozycję używając <text:span text:style-name="Source_20_Text">capital_at_open</text:span>, czyli kapitału z momentu wejścia. To jest poprawne dla Twojego modelu all-in. W live runnerze liczysz jednak <text:span text:style-name="Source_20_Text">fee_usd</text:span> i <text:span text:style-name="Source_20_Text">pnl</text:span> od bieżącego <text:span text:style-name="Source_20_Text">capital</text:span>, a nie od kapitału z chwili otwarcia. To może dawać rozjazd między backtest i paper/live. </text:p>
      <text:h text:style-name="Heading_20_3" text:outline-level="3">Co zmienić</text:h>
      <text:p text:style-name="Text_20_body">W <text:span text:style-name="Source_20_Text">load_state()</text:span> dodaj:</text:p>
      <text:section text:style-name="Sect1" text:name="Sekcja2">
        <text:p text:style-name="Preformatted_20_Text"><text:bookmark text:name="code-block-viewer kopia 1"/>"capital_at_open": None,</text:p>
      </text:section>
      <text:p text:style-name="Text_20_body">W <text:span text:style-name="Source_20_Text">position_to_state()</text:span> przy otwieraniu pozycji zapisz też:</text:p>
      <text:section text:style-name="Sect1" text:name="Sekcja3">
        <text:p text:style-name="Preformatted_20_Text"><text:bookmark text:name="code-block-viewer kopia 2"/>state["capital_at_open"] = state["capital"]</text:p>
      </text:section>
      <text:p text:style-name="Text_20_body">Przy zamknięciu pozycji w <text:span text:style-name="Source_20_Text">process_bar()</text:span>:</text:p>
      <text:section text:style-name="Sect1" text:name="Sekcja4">
        <text:p text:style-name="Preformatted_20_Text"><text:bookmark text:name="code-block-viewer kopia 3"/>capital_at_open = float(state.get("capital_at_open", capital))</text:p>
      </text:section>
      <text:p text:style-name="Text_20_body">i licz:</text:p>
      <text:section text:style-name="Sect1" text:name="Sekcja5">
        <text:p text:style-name="Preformatted_20_Text"><text:bookmark text:name="code-block-viewer kopia 4"/>fee_ret = net_ret - gross_ret</text:p>
        <text:p text:style-name="Preformatted_20_Text">fee_usd = abs(fee_ret) * capital_at_open</text:p>
        <text:p text:style-name="Preformatted_20_Text">pnl <text:s text:c="4"/>= capital_at_open * net_ret</text:p>
        <text:p text:style-name="Preformatted_20_Text"><text:soft-page-break/>capital = capital - capital_at_open + (capital_at_open + pnl)</text:p>
      </text:section>
      <text:p text:style-name="Text_20_body">albo prościej, jeśli zawsze grasz 100% kapitału:</text:p>
      <text:section text:style-name="Sect1" text:name="Sekcja6">
        <text:p text:style-name="Preformatted_20_Text"><text:bookmark text:name="code-block-viewer kopia 5"/>pnl = capital_at_open * net_ret</text:p>
        <text:p text:style-name="Preformatted_20_Text">capital = capital + pnl</text:p>
      </text:section>
      <text:p text:style-name="Text_20_body">Po zamknięciu:</text:p>
      <text:section text:style-name="Sect1" text:name="Sekcja7">
        <text:p text:style-name="Preformatted_20_Text"><text:bookmark text:name="code-block-viewer kopia 6"/>state["capital_at_open"] = None</text:p>
      </text:section>
      <text:h text:style-name="Heading_20_3" text:outline-level="3">Dlaczego</text:h>
      <text:p text:style-name="Text_20_body">Backtest robi to na <text:span text:style-name="Source_20_Text">capital_at_open</text:span>, live powinien robić to identycznie. W tej chwili backtest i runner nie mają idealnie tej samej księgowości pozycji. </text:p>
      <text:p text:style-name="Horizontal_20_Line"/>
      <text:h text:style-name="Heading_20_2" text:outline-level="2">3. Ujednolić księgowość pozycji: wydziel wspólną funkcję close/open</text:h>
      <text:p text:style-name="Text_20_body">Dziś:</text:p>
      <text:list text:style-name="L2">
        <text:list-item>
          <text:p text:style-name="P4">backtest liczy zamknięcie w <text:span text:style-name="Source_20_Text">EMA11Strategy._close_position()</text:span> </text:p>
        </text:list-item>
        <text:list-item>
          <text:p text:style-name="P3">live runner liczy zamknięcie osobno w <text:span text:style-name="Source_20_Text">process_bar()</text:span> </text:p>
        </text:list-item>
      </text:list>
      <text:p text:style-name="Text_20_body">To jest ryzyko, bo za chwilę poprawisz jedno miejsce, a drugie zostanie stare.</text:p>
      <text:h text:style-name="Heading_20_3" text:outline-level="3">Co zrobić</text:h>
      <text:p text:style-name="Text_20_body">Wydziel do wspólnego modułu, najlepiej <text:span text:style-name="Source_20_Text">ema11_engine.py</text:span>, funkcję typu:</text:p>
      <text:section text:style-name="Sect1" text:name="Sekcja8">
        <text:p text:style-name="Preformatted_20_Text"><text:bookmark text:name="code-block-viewer kopia 7"/>def compute_trade_close(entry_price, exit_price, side, fee_rate, capital_at_open):</text:p>
        <text:p text:style-name="Preformatted_20_Text"><text:s text:c="4"/>...</text:p>
        <text:p text:style-name="Preformatted_20_Text"><text:s text:c="4"/>return {</text:p>
        <text:p text:style-name="Preformatted_20_Text"><text:s text:c="8"/>"gross_ret": ...,</text:p>
        <text:p text:style-name="Preformatted_20_Text"><text:s text:c="8"/>"net_ret": ...,</text:p>
        <text:p text:style-name="Preformatted_20_Text"><text:s text:c="8"/>"fee_ret": ...,</text:p>
        <text:p text:style-name="Preformatted_20_Text"><text:s text:c="8"/>"fee_usd": ...,</text:p>
        <text:p text:style-name="Preformatted_20_Text"><text:s text:c="8"/>"pnl": ...,</text:p>
        <text:p text:style-name="Preformatted_20_Text"><text:s text:c="4"/>}</text:p>
      </text:section>
      <text:p text:style-name="Text_20_body">i użyj jej:</text:p>
      <text:list text:style-name="L3">
        <text:list-item>
          <text:p text:style-name="P6">w <text:span text:style-name="Source_20_Text">ema11_strategy.py</text:span> </text:p>
        </text:list-item>
        <text:list-item>
          <text:p text:style-name="P5">w <text:span text:style-name="Source_20_Text">ema11_live_runner.py</text:span> </text:p>
        </text:list-item>
      </text:list>
      <text:h text:style-name="Heading_20_3" text:outline-level="3">Dlaczego</text:h>
      <text:p text:style-name="Text_20_body">Masz już dobrze zrobione wspólne sygnały w <text:span text:style-name="Source_20_Text">ema11_engine.py</text:span>, ale nie masz jeszcze wspólnej warstwy rozliczenia transakcji. To następny logiczny krok. </text:p>
      <text:p text:style-name="Horizontal_20_Line"/>
      <text:h text:style-name="Heading_20_2" text:outline-level="2">4. Wejścia: dodaj filtr „distance from EMA”</text:h>
      <text:p text:style-name="Text_20_body">Obecne wejście jest:</text:p>
      <text:list text:style-name="L4">
        <text:list-item>
          <text:p text:style-name="P8">trend po <text:span text:style-name="Source_20_Text">close &gt; ema</text:span> / <text:span text:style-name="Source_20_Text">close &lt; ema</text:span> </text:p>
        </text:list-item>
        <text:list-item>
          <text:p text:style-name="P8"><text:soft-page-break/>TMA(RSI) w strefie </text:p>
        </text:list-item>
        <text:list-item>
          <text:p text:style-name="P7">crossover RSI/TMA </text:p>
        </text:list-item>
      </text:list>
      <text:p text:style-name="Text_20_body">To jest czyste, ale zbyt binarne. Sygnał może wejść nawet wtedy, gdy cena jest ledwo nad EMA albo bardzo daleko od EMA.</text:p>
      <text:h text:style-name="Heading_20_3" text:outline-level="3">Co dodać</text:h>
      <text:p text:style-name="Text_20_body">Do parametrów:</text:p>
      <text:section text:style-name="Sect1" text:name="Sekcja9">
        <text:p text:style-name="Preformatted_20_Text"><text:bookmark text:name="code-block-viewer kopia 8"/>"min_ema_distance_pct": 0.0025, <text:s text:c="2"/># np. 0.25%</text:p>
        <text:p text:style-name="Preformatted_20_Text">"max_ema_distance_pct": 0.03, <text:s text:c="4"/># np. 3%</text:p>
      </text:section>
      <text:p text:style-name="Text_20_body">W <text:span text:style-name="Source_20_Text">generate_entry_signal()</text:span>:</text:p>
      <text:section text:style-name="Sect1" text:name="Sekcja10">
        <text:p text:style-name="Preformatted_20_Text"><text:bookmark text:name="code-block-viewer kopia 9"/>ema_dist_pct = abs(bar.close / bar.ema - 1.0)</text:p>
        <text:p text:style-name="Preformatted_20_Text">long_cond = (</text:p>
        <text:p text:style-name="Preformatted_20_Text"><text:s text:c="4"/>trend_up</text:p>
        <text:p text:style-name="Preformatted_20_Text"><text:s text:c="4"/>and min_ema_distance_pct &lt;= (bar.close / bar.ema - 1.0) &lt;= max_ema_distance_pct</text:p>
        <text:p text:style-name="Preformatted_20_Text"><text:s text:c="4"/>and tma_low_min &lt;= bar.tma_rsi &lt;= tma_low_max</text:p>
        <text:p text:style-name="Preformatted_20_Text"><text:s text:c="4"/>and prev_bar.rsi &lt; prev_bar.tma_rsi</text:p>
        <text:p text:style-name="Preformatted_20_Text"><text:s text:c="4"/>and bar.rsi &gt;= bar.tma_rsi</text:p>
        <text:p text:style-name="Preformatted_20_Text">)</text:p>
      </text:section>
      <text:p text:style-name="Text_20_body">Dla short analogicznie.</text:p>
      <text:h text:style-name="Heading_20_3" text:outline-level="3">Dlaczego</text:h>
      <text:p text:style-name="Text_20_body">To odfiltruje:</text:p>
      <text:list text:style-name="L5">
        <text:list-item>
          <text:p text:style-name="P10">sygnały „na styk” przy EMA, </text:p>
        </text:list-item>
        <text:list-item>
          <text:p text:style-name="P9">spóźnione wejścia, gdy ruch jest już zbyt rozciągnięty. </text:p>
        </text:list-item>
      </text:list>
      <text:p text:style-name="Text_20_body">To zwykle poprawia stabilność, nawet jeśli obniży liczbę wejść. Sam fakt, że masz tylko 14 transakcji, sugeruje ostrożność, ale mimo to filtr jakości sygnału może być pomocny. </text:p>
      <text:p text:style-name="Horizontal_20_Line"/>
      <text:h text:style-name="Heading_20_2" text:outline-level="2">5. Wejścia: dodaj filtr slope EMA</text:h>
      <text:p text:style-name="Text_20_body">Samo <text:span text:style-name="Source_20_Text">close &gt; ema</text:span> nie mówi, czy EMA faktycznie rośnie. Cena może być chwilowo nad płaską EMA.</text:p>
      <text:h text:style-name="Heading_20_3" text:outline-level="3">Co dodać</text:h>
      <text:p text:style-name="Text_20_body">W <text:span text:style-name="Source_20_Text">prepare_indicators()</text:span> policz nachylenie EMA:</text:p>
      <text:section text:style-name="Sect1" text:name="Sekcja11">
        <text:p text:style-name="Preformatted_20_Text"><text:bookmark text:name="code-block-viewer kopia 10"/>df[f"ema_{ema_len}_slope"] = df[f"ema_{ema_len}"].pct_change(3)</text:p>
      </text:section>
      <text:p text:style-name="Text_20_body">Potem rozbuduj <text:span text:style-name="Source_20_Text">BarData</text:span> o pole <text:span text:style-name="Source_20_Text">ema_slope</text:span>. </text:p>
      <text:p text:style-name="Text_20_body">W <text:span text:style-name="Source_20_Text">generate_entry_signal()</text:span>:</text:p>
      <text:section text:style-name="Sect1" text:name="Sekcja12">
        <text:p text:style-name="Preformatted_20_Text"><text:bookmark text:name="code-block-viewer kopia 11"/>trend_up = bar.close &gt; bar.ema and bar.ema_slope &gt; params["min_ema_slope"]</text:p>
        <text:p text:style-name="Preformatted_20_Text">trend_down = bar.close &lt; bar.ema and bar.ema_slope &lt; -params["min_ema_slope"]</text:p>
      </text:section>
      <text:h text:style-name="Heading_20_3" text:outline-level="3">Dlaczego</text:h>
      <text:p text:style-name="Text_20_body">To usuwa część wejść w konsolidacji, gdzie samo przecięcie RSI/TMA bywa zdradliwe. Obecna logika trendu jest za prosta jak na live system. </text:p>
      <text:p text:style-name="Horizontal_20_Line"><text:soft-page-break/></text:p>
      <text:h text:style-name="Heading_20_2" text:outline-level="2">6. Wyjścia: trailing RSI jest sensowny, ale dodałbym wariant „cross back”</text:h>
      <text:p text:style-name="Text_20_body">Obecnie trailing działa po wejściu RSI do strefy 60+ dla long i 40- dla short, a potem wychodzi po cofnięciu o <text:span text:style-name="Source_20_Text">trail_drop</text:span> albo po zejściu pod 60/wyjściu nad 40. </text:p>
      <text:p text:style-name="Text_20_body">To jest okej, ale bywa kapryśne.</text:p>
      <text:h text:style-name="Heading_20_3" text:outline-level="3">Co dodać</text:h>
      <text:p text:style-name="Text_20_body">Drugi wariant wyjścia, testowo:</text:p>
      <text:list text:style-name="L6">
        <text:list-item>
          <text:p text:style-name="P12">long: zamknij, gdy <text:span text:style-name="Source_20_Text">prev_bar.rsi &gt; prev_bar.tma_rsi</text:span> i <text:span text:style-name="Source_20_Text">bar.rsi &lt;= bar.tma_rsi</text:span> </text:p>
        </text:list-item>
        <text:list-item>
          <text:p text:style-name="P11">short: odwrotnie </text:p>
        </text:list-item>
      </text:list>
      <text:p text:style-name="Text_20_body">czyli „wyjście na przecięciu w przeciwną stronę”.</text:p>
      <text:p text:style-name="Text_20_body">W <text:span text:style-name="Source_20_Text">generate_exit_signal()</text:span> możesz dodać opcjonalny tryb:</text:p>
      <text:section text:style-name="Sect1" text:name="Sekcja13">
        <text:p text:style-name="Preformatted_20_Text"><text:bookmark text:name="code-block-viewer kopia 12"/>use_rsi_cross_exit = params.get("use_rsi_cross_exit", False)</text:p>
      </text:section>
      <text:p text:style-name="Text_20_body">i dla longa:</text:p>
      <text:section text:style-name="Sect1" text:name="Sekcja14">
        <text:p text:style-name="Preformatted_20_Text"><text:bookmark text:name="code-block-viewer kopia 13"/>if use_rsi_cross_exit and prev_bar.rsi &gt; prev_bar.tma_rsi and bar.rsi &lt;= bar.tma_rsi:</text:p>
        <text:p text:style-name="Preformatted_20_Text"><text:s text:c="4"/>return Signal(action="close_trail", reason="RSI_CROSS_BACK")</text:p>
      </text:section>
      <text:h text:style-name="Heading_20_3" text:outline-level="3">Dlaczego</text:h>
      <text:p text:style-name="Text_20_body">Masz strategię opartą na relacji RSI do TMA(RSI), więc logicznie spójne jest też wyjście na odwróceniu tej relacji, a nie tylko na stałym <text:span text:style-name="Source_20_Text">trail_drop</text:span>. </text:p>
      <text:p text:style-name="Horizontal_20_Line"/>
      <text:h text:style-name="Heading_20_2" text:outline-level="2">7. Wyjścia: dodaj time stop</text:h>
      <text:p text:style-name="Text_20_body">Masz bardzo niską ekspozycję, ale przy małej liczbie transakcji część pozycji może wisieć za długo bez sensu. Statystyka pokazuje niską ekspozycję, więc time stop nie powinien mocno psuć charakteru systemu. </text:p>
      <text:h text:style-name="Heading_20_3" text:outline-level="3">Co dodać</text:h>
      <text:p text:style-name="Text_20_body">W <text:span text:style-name="Source_20_Text">PositionState</text:span>:</text:p>
      <text:section text:style-name="Sect1" text:name="Sekcja15">
        <text:p text:style-name="Preformatted_20_Text"><text:bookmark text:name="code-block-viewer kopia 14"/>bars_in_position: int = 0</text:p>
      </text:section>
      <text:p text:style-name="Text_20_body">W <text:span text:style-name="Source_20_Text">generate_exit_signal()</text:span> inkrementuj licznik i dodaj:</text:p>
      <text:section text:style-name="Sect1" text:name="Sekcja16">
        <text:p text:style-name="Preformatted_20_Text"><text:bookmark text:name="code-block-viewer kopia 15"/>max_bars_in_trade = params.get("max_bars_in_trade", 18)</text:p>
        <text:p text:style-name="Preformatted_20_Text">if position.bars_in_position &gt;= max_bars_in_trade:</text:p>
        <text:p text:style-name="Preformatted_20_Text"><text:s text:c="4"/>return Signal(action="close_force", reason="TIME_STOP")</text:p>
      </text:section>
      <text:h text:style-name="Heading_20_3" text:outline-level="3">Dlaczego</text:h>
      <text:p text:style-name="Text_20_body">Odcinasz pozycje, które nie dochodzą ani do TP, ani do logicznego odwrócenia sygnału. To poprawia higienę systemu i zwykle pomaga WFO. </text:p>
      <text:p text:style-name="Horizontal_20_Line"><text:soft-page-break/></text:p>
      <text:h text:style-name="Heading_20_2" text:outline-level="2">8. WFO: nie zapisuj do live parametrów tylko z ostatniego okna</text:h>
      <text:p text:style-name="Text_20_body">Dziś <text:span text:style-name="Source_20_Text">ema11_main.py</text:span> zapisuje do JSON parametry z <text:span text:style-name="Strong_20_Emphasis">ostatniego okna WFO</text:span> przez <text:span text:style-name="Source_20_Text">get_latest_best_params(windows_df)</text:span>. </text:p>
      <text:p text:style-name="Text_20_body">To jest słabe, bo ostatnie okno mogło być przypadkowe.</text:p>
      <text:h text:style-name="Heading_20_3" text:outline-level="3">Co zmienić</text:h>
      <text:p text:style-name="Text_20_body">Zamiast:</text:p>
      <text:section text:style-name="Sect1" text:name="Sekcja17">
        <text:p text:style-name="Preformatted_20_Text"><text:bookmark text:name="code-block-viewer kopia 16"/>best = get_latest_best_params(windows_df)</text:p>
        <text:p text:style-name="Preformatted_20_Text">save_params(best)</text:p>
      </text:section>
      <text:p text:style-name="Text_20_body">zrób agregację stabilności parametrów z kilku ostatnich okien, np.:</text:p>
      <text:list text:style-name="L7">
        <text:list-item>
          <text:p text:style-name="P14"><text:span text:style-name="Source_20_Text">ema_len</text:span> = moda z ostatnich 5 okien </text:p>
        </text:list-item>
        <text:list-item>
          <text:p text:style-name="P14"><text:span text:style-name="Source_20_Text">tp/sl/trail</text:span> = mediana z ostatnich 5 okien </text:p>
        </text:list-item>
        <text:list-item>
          <text:p text:style-name="P13">opcjonalnie wybieraj tylko te okna, gdzie <text:span text:style-name="Source_20_Text">n_trades_live &gt;= 2</text:span> </text:p>
        </text:list-item>
      </text:list>
      <text:p text:style-name="Text_20_body">Przykład:</text:p>
      <text:section text:style-name="Sect1" text:name="Sekcja18">
        <text:p text:style-name="Preformatted_20_Text"><text:bookmark text:name="code-block-viewer kopia 17"/>recent = windows_df.tail(5).copy()</text:p>
        <text:p text:style-name="Preformatted_20_Text">stable = {</text:p>
        <text:p text:style-name="Preformatted_20_Text"><text:s text:c="4"/>"tp_pct": recent["best_tp"].median(),</text:p>
        <text:p text:style-name="Preformatted_20_Text"><text:s text:c="4"/>"sl_pct": recent["best_sl"].median(),</text:p>
        <text:p text:style-name="Preformatted_20_Text"><text:s text:c="4"/>"trail_drop": recent["best_trail"].median(),</text:p>
        <text:p text:style-name="Preformatted_20_Text"><text:s text:c="4"/>"ema_len": int(recent["best_ema_len"].mode().iloc[0]),</text:p>
        <text:p text:style-name="Preformatted_20_Text"><text:s text:c="4"/>"tma_low_min": TMA_LOW_MIN,</text:p>
        <text:p text:style-name="Preformatted_20_Text"><text:s text:c="4"/>"tma_low_max": TMA_LOW_MAX,</text:p>
        <text:p text:style-name="Preformatted_20_Text"><text:s text:c="4"/>"tma_high_min": TMA_HIGH_MIN,</text:p>
        <text:p text:style-name="Preformatted_20_Text"><text:s text:c="4"/>"tma_high_max": TMA_HIGH_MAX,</text:p>
        <text:p text:style-name="Preformatted_20_Text">}</text:p>
        <text:p text:style-name="Preformatted_20_Text">save_params(stable)</text:p>
      </text:section>
      <text:h text:style-name="Heading_20_3" text:outline-level="3">Dlaczego</text:h>
      <text:p text:style-name="Text_20_body">Do live chcesz parametry <text:span text:style-name="Strong_20_Emphasis">stabilne</text:span>, nie „ostatni zwycięzca”. Obecny sposób faworyzuje szum końcówki. </text:p>
      <text:p text:style-name="Horizontal_20_Line"/>
      <text:h text:style-name="Heading_20_2" text:outline-level="2">9. WFO: rozszerz search space o strefy TMA(RSI)</text:h>
      <text:p text:style-name="Text_20_body">Teraz optymalizujesz tylko:</text:p>
      <text:list text:style-name="L8">
        <text:list-item>
          <text:p text:style-name="P16">TP </text:p>
        </text:list-item>
        <text:list-item>
          <text:p text:style-name="P16">SL </text:p>
        </text:list-item>
        <text:list-item>
          <text:p text:style-name="P16">trail </text:p>
        </text:list-item>
        <text:list-item>
          <text:p text:style-name="P15">EMA len </text:p>
        </text:list-item>
      </text:list>
      <text:p text:style-name="Text_20_body">A strefy:</text:p>
      <text:list text:style-name="L9">
        <text:list-item>
          <text:p text:style-name="P18"><text:span text:style-name="Source_20_Text">TMA_LOW_MIN/MAX</text:span> </text:p>
        </text:list-item>
        <text:list-item>
          <text:p text:style-name="P17"><text:soft-page-break/><text:span text:style-name="Source_20_Text">TMA_HIGH_MIN/MAX</text:span><text:line-break/>są stałe. </text:p>
        </text:list-item>
      </text:list>
      <text:h text:style-name="Heading_20_3" text:outline-level="3">Co zmienić</text:h>
      <text:p text:style-name="Text_20_body">Dodaj małą siatkę:</text:p>
      <text:section text:style-name="Sect1" text:name="Sekcja19">
        <text:p text:style-name="Preformatted_20_Text"><text:bookmark text:name="code-block-viewer kopia 18"/>TMA_LOW_MIN_GRID <text:s/>= [28.0, 30.0, 32.0]</text:p>
        <text:p text:style-name="Preformatted_20_Text">TMA_LOW_MAX_GRID <text:s/>= [42.0, 45.0, 48.0]</text:p>
        <text:p text:style-name="Preformatted_20_Text">TMA_HIGH_MIN_GRID = [52.0, 55.0, 58.0]</text:p>
        <text:p text:style-name="Preformatted_20_Text">TMA_HIGH_MAX_GRID = [68.0, 70.0, 72.0]</text:p>
      </text:section>
      <text:p text:style-name="Text_20_body">Ale nie rób pełnej eksplozji kombinacji od razu. Najpierw:</text:p>
      <text:list text:style-name="L10">
        <text:list-item>
          <text:p text:style-name="P20">zostaw <text:span text:style-name="Source_20_Text">EMA_LEN_GRID</text:span> krótką, </text:p>
        </text:list-item>
        <text:list-item>
          <text:p text:style-name="P19">albo zrób 2-etapową optymalizację. </text:p>
        </text:list-item>
      </text:list>
      <text:h text:style-name="Heading_20_3" text:outline-level="3">Dlaczego</text:h>
      <text:p text:style-name="Text_20_body">Obecne progi RSI/TMA są arbitralne. Skoro to one definiują „strefę jakości sygnału”, to warto je też zweryfikować. </text:p>
      <text:p text:style-name="Horizontal_20_Line"/>
      <text:h text:style-name="Heading_20_2" text:outline-level="2">10. WFO scoring: dodaj karę za koncentrację wyniku</text:h>
      <text:p text:style-name="Text_20_body">Obecny scoring uwzględnia zwrot, PF, DD i karę za zbyt mało transakcji. To jest sensowne, ale jeszcze nie łapie sytuacji „2 wielkie strzały zrobiły cały wynik”. </text:p>
      <text:h text:style-name="Heading_20_3" text:outline-level="3">Co dodać</text:h>
      <text:p text:style-name="Text_20_body">W <text:span text:style-name="Source_20_Text">score_params()</text:span>:</text:p>
      <text:section text:style-name="Sect1" text:name="Sekcja20">
        <text:p text:style-name="Preformatted_20_Text"><text:bookmark text:name="code-block-viewer kopia 19"/>top_share = trades["pnl"].nlargest(min(2, len(trades))).sum() / max(trades["pnl"].sum(), 1e-9)</text:p>
        <text:p text:style-name="Preformatted_20_Text">concentration_penalty = max(0.0, top_share - 0.6) * 20.0</text:p>
      </text:section>
      <text:p text:style-name="Text_20_body">a potem:</text:p>
      <text:section text:style-name="Sect1" text:name="Sekcja21">
        <text:p text:style-name="Preformatted_20_Text"><text:bookmark text:name="code-block-viewer kopia 20"/>score = score - concentration_penalty</text:p>
      </text:section>
      <text:h text:style-name="Heading_20_3" text:outline-level="3">Dlaczego</text:h>
      <text:p text:style-name="Text_20_body">Przy małej liczbie trade’ów to bardzo ważne. Chcesz parametry, które działają szerzej, a nie tylko dzięki jednemu-dwóm trade’om. </text:p>
      <text:p text:style-name="Horizontal_20_Line"/>
      <text:h text:style-name="Heading_20_2" text:outline-level="2">11. WFO: zapisuj też metryki optymalizacji, nie tylko wynik live</text:h>
      <text:p text:style-name="Text_20_body">W <text:span text:style-name="Source_20_Text">windows_df</text:span> zapisujesz dziś głównie:</text:p>
      <text:list text:style-name="L11">
        <text:list-item>
          <text:p text:style-name="P22">best params </text:p>
        </text:list-item>
        <text:list-item>
          <text:p text:style-name="P22">opt_score </text:p>
        </text:list-item>
        <text:list-item>
          <text:p text:style-name="P22">live_return_pct </text:p>
        </text:list-item>
        <text:list-item>
          <text:p text:style-name="P22">live_final_cap </text:p>
        </text:list-item>
        <text:list-item>
          <text:p text:style-name="P21"><text:soft-page-break/>liczba transakcji live </text:p>
        </text:list-item>
      </text:list>
      <text:h text:style-name="Heading_20_3" text:outline-level="3">Co dodać</text:h>
      <text:p text:style-name="Text_20_body">Dla fazy opt:</text:p>
      <text:list text:style-name="L12">
        <text:list-item>
          <text:p text:style-name="P24"><text:span text:style-name="Source_20_Text">opt_return_pct</text:span> </text:p>
        </text:list-item>
        <text:list-item>
          <text:p text:style-name="P24"><text:span text:style-name="Source_20_Text">opt_pf</text:span> </text:p>
        </text:list-item>
        <text:list-item>
          <text:p text:style-name="P24"><text:span text:style-name="Source_20_Text">opt_max_dd_pct</text:span> </text:p>
        </text:list-item>
        <text:list-item>
          <text:p text:style-name="P23"><text:span text:style-name="Source_20_Text">opt_n_trades</text:span> </text:p>
        </text:list-item>
      </text:list>
      <text:h text:style-name="Heading_20_3" text:outline-level="3">Dlaczego</text:h>
      <text:p text:style-name="Text_20_body">Potem łatwiej zobaczysz, czy okna z bardzo wysokim <text:span text:style-name="Source_20_Text">opt_score</text:span> nie były przypadkiem oparte na 2 trade’ach albo niskim DD przez brak aktywności. </text:p>
      <text:p text:style-name="Horizontal_20_Line"/>
      <text:h text:style-name="Heading_20_2" text:outline-level="2">12. Parametry: dodaj jawnie <text:span text:style-name="Source_20_Text">slippage_bps</text:span> i <text:span text:style-name="Source_20_Text">spread_bps</text:span> do defaultów</text:h>
      <text:p text:style-name="Text_20_body">Kod strategii i live runner obsługuje <text:span text:style-name="Source_20_Text">slippage_bps</text:span> i <text:span text:style-name="Source_20_Text">spread_bps</text:span>, ale w <text:span text:style-name="Source_20_Text">DEFAULT_PARAMS</text:span> ich nie ma. </text:p>
      <text:h text:style-name="Heading_20_3" text:outline-level="3">Zmień w <text:span text:style-name="Source_20_Text">ema11_params.py</text:span></text:h>
      <text:section text:style-name="Sect1" text:name="Sekcja22">
        <text:p text:style-name="Preformatted_20_Text"><text:bookmark text:name="code-block-viewer kopia 21"/>DEFAULT_PARAMS = {</text:p>
        <text:p text:style-name="Preformatted_20_Text"><text:s text:c="4"/>"tp_pct": 0.050,</text:p>
        <text:p text:style-name="Preformatted_20_Text"><text:s text:c="4"/>"sl_pct": 0.0050,</text:p>
        <text:p text:style-name="Preformatted_20_Text"><text:s text:c="4"/>"trail_drop": 3.0,</text:p>
        <text:p text:style-name="Preformatted_20_Text"><text:s text:c="4"/>"ema_len": 200,</text:p>
        <text:p text:style-name="Preformatted_20_Text"><text:s text:c="4"/>"tma_low_min": TMA_LOW_MIN,</text:p>
        <text:p text:style-name="Preformatted_20_Text"><text:s text:c="4"/>"tma_low_max": TMA_LOW_MAX,</text:p>
        <text:p text:style-name="Preformatted_20_Text"><text:s text:c="4"/>"tma_high_min": TMA_HIGH_MIN,</text:p>
        <text:p text:style-name="Preformatted_20_Text"><text:s text:c="4"/>"tma_high_max": TMA_HIGH_MAX,</text:p>
        <text:p text:style-name="Preformatted_20_Text"><text:s text:c="4"/>"fee_rate": FEE_RATE,</text:p>
        <text:p text:style-name="Preformatted_20_Text"><text:s text:c="4"/>"slippage_bps": 2.0,</text:p>
        <text:p text:style-name="Preformatted_20_Text"><text:s text:c="4"/>"spread_bps": 1.0,</text:p>
        <text:p text:style-name="Preformatted_20_Text">}</text:p>
      </text:section>
      <text:h text:style-name="Heading_20_3" text:outline-level="3">Dlaczego</text:h>
      <text:p text:style-name="Text_20_body">Zero slippage w badaniu live-feasibility jest zbyt optymistyczne. Sam kod już jest gotowy, tylko trzeba to uczynić domyślnym elementem modelu. </text:p>
      <text:p text:style-name="Horizontal_20_Line"/>
      <text:h text:style-name="Heading_20_2" text:outline-level="2">13. Testy: dodaj test parytetu backtest vs runner</text:h>
      <text:p text:style-name="Text_20_body">Obecne testy są niezłe, ale nie widzę testu:</text:p>
      <text:list text:style-name="L13">
        <text:list-item>
          <text:p text:style-name="P26">ten sam zbiór danych, </text:p>
        </text:list-item>
        <text:list-item>
          <text:p text:style-name="P26">te same parametry, </text:p>
        </text:list-item>
        <text:list-item>
          <text:p text:style-name="P25">backtest i paper runner dają te same wejścia/wyjścia. </text:p>
        </text:list-item>
      </text:list>
      <text:h text:style-name="Heading_20_3" text:outline-level="3"><text:soft-page-break/>Co dodać</text:h>
      <text:p text:style-name="Text_20_body">Nowy test:</text:p>
      <text:list text:style-name="L14">
        <text:list-item>
          <text:p text:style-name="P28">przygotuj mały syntetyczny DataFrame, </text:p>
        </text:list-item>
        <text:list-item>
          <text:p text:style-name="P28">puść <text:span text:style-name="Source_20_Text">EMA11Strategy.run()</text:span>, </text:p>
        </text:list-item>
        <text:list-item>
          <text:p text:style-name="P28">zasymuluj iterację po barach przez <text:span text:style-name="Source_20_Text">process_bar()</text:span> z paper state, </text:p>
        </text:list-item>
        <text:list-item>
          <text:p text:style-name="P28">porównaj: </text:p>
          <text:list>
            <text:list-item>
              <text:p text:style-name="P28">liczbę trade’ów, </text:p>
            </text:list-item>
            <text:list-item>
              <text:p text:style-name="P28">entry/exit time, </text:p>
            </text:list-item>
            <text:list-item>
              <text:p text:style-name="P28">side, </text:p>
            </text:list-item>
            <text:list-item>
              <text:p text:style-name="P27">reason. </text:p>
            </text:list-item>
          </text:list>
        </text:list-item>
      </text:list>
      <text:h text:style-name="Heading_20_3" text:outline-level="3">Dlaczego</text:h>
      <text:p text:style-name="Text_20_body">To jest najważniejszy test całego projektu. Bez niego nie masz dowodu, że architektura „wspólnej logiki” naprawdę daje ten sam rezultat. </text:p>
      <text:p text:style-name="Horizontal_20_Line"/>
      <text:h text:style-name="Heading_20_2" text:outline-level="2">14. Testy: dodaj test closed-candle only</text:h>
      <text:p text:style-name="Text_20_body">Po poprawce z punktu 1 koniecznie dopisz test, że runner bierze <text:span text:style-name="Source_20_Text">[-2]</text:span> i <text:span text:style-name="Source_20_Text">[-3]</text:span>, a nie <text:span text:style-name="Source_20_Text">[-1]</text:span>. To banalne, ale bardzo ważne. Obecnie tego nie widzę. </text:p>
      <text:p text:style-name="Horizontal_20_Line"/>
      <text:h text:style-name="Heading_20_2" text:outline-level="2">15. Live safety: po restarcie dociągnij pozycję z giełdy, nie tylko z local state</text:h>
      <text:p text:style-name="Text_20_body">Dziś recovery po restarcie opiera się na pliku <text:span text:style-name="Source_20_Text">ema11_live_state.json</text:span>. To dobre na paper, ale za słabe na real live. </text:p>
      <text:h text:style-name="Heading_20_3" text:outline-level="3">Co dodać</text:h>
      <text:p text:style-name="Text_20_body">Przy starcie w trybie live:</text:p>
      <text:list text:style-name="L15">
        <text:list-item>
          <text:p text:style-name="P30">pobierz realną pozycję z giełdy, </text:p>
        </text:list-item>
        <text:list-item>
          <text:p text:style-name="P30">porównaj z lokalnym state, </text:p>
        </text:list-item>
        <text:list-item>
          <text:p text:style-name="P30">jeśli rozjazd: </text:p>
          <text:list>
            <text:list-item>
              <text:p text:style-name="P30">zaloguj alert, </text:p>
            </text:list-item>
            <text:list-item>
              <text:p text:style-name="P30">zaktualizuj state na podstawie giełdy, </text:p>
            </text:list-item>
            <text:list-item>
              <text:p text:style-name="P29">zablokuj nowe wejścia do czasu ręcznej akceptacji albo wykonaj sync. </text:p>
            </text:list-item>
          </text:list>
        </text:list-item>
      </text:list>
      <text:h text:style-name="Heading_20_3" text:outline-level="3">Dlaczego</text:h>
      <text:p text:style-name="Text_20_body">Plik lokalny nie jest source of truth dla live tradingu. Source of truth jest giełda. Obecny kod tego jeszcze nie robi. </text:p>
      <text:p text:style-name="Horizontal_20_Line"/>
      <text:h text:style-name="Heading_20_2" text:outline-level="2"><text:soft-page-break/>16. Dashboard / deploy: nie wystawiaj UI publicznie bez warstwy ochrony</text:h>
      <text:p text:style-name="Text_20_body"><text:span text:style-name="Source_20_Text">docker-compose.yml</text:span> wystawia <text:span text:style-name="Source_20_Text">8051:8051</text:span>. To w labie jest okej, ale dla systemu tradingowego dashboard nie powinien być publiczny bez auth/VPN/reverse proxy. </text:p>
      <text:h text:style-name="Heading_20_3" text:outline-level="3">Co zrobić</text:h>
      <text:list text:style-name="L16">
        <text:list-item>
          <text:p text:style-name="P32">runner bez portów publicznych, </text:p>
        </text:list-item>
        <text:list-item>
          <text:p text:style-name="P32">dashboard za reverse proxy z auth, </text:p>
        </text:list-item>
        <text:list-item>
          <text:p text:style-name="P31">najlepiej tylko przez VPN albo whitelistę IP. </text:p>
        </text:list-item>
      </text:list>
      <text:p text:style-name="Horizontal_20_Line"/>
      <text:h text:style-name="Heading_20_2" text:outline-level="2">Mój rekomendowany plan prac</text:h>
      <text:p text:style-name="Text_20_body">Najpierw zrób te 5 rzeczy:</text:p>
      <text:list text:style-name="L17">
        <text:list-item>
          <text:p text:style-name="P34"><text:span text:style-name="Strong_20_Emphasis">closed candle only w live</text:span> </text:p>
        </text:list-item>
        <text:list-item>
          <text:p text:style-name="P34"><text:span text:style-name="Strong_20_Emphasis"><text:span text:style-name="Source_20_Text">capital_at_open</text:span></text:span><text:span text:style-name="Strong_20_Emphasis"> w state i wspólna księgowość trade’u</text:span> </text:p>
        </text:list-item>
        <text:list-item>
          <text:p text:style-name="P34"><text:span text:style-name="Strong_20_Emphasis">test parytetu backtest vs runner</text:span> </text:p>
        </text:list-item>
        <text:list-item>
          <text:p text:style-name="P34"><text:span text:style-name="Strong_20_Emphasis">stabilne parametry z kilku okien WFO, nie z ostatniego</text:span> </text:p>
        </text:list-item>
        <text:list-item>
          <text:p text:style-name="P33"><text:span text:style-name="Strong_20_Emphasis">domyślny slippage/spread w params i testy wrażliwości</text:span> </text:p>
        </text:list-item>
      </text:list>
      <text:p text:style-name="Text_20_body">Dopiero potem:<text:line-break/>6. slope EMA<text:line-break/>7. distance from EMA<text:line-break/>8. time stop<text:line-break/>9. cross-back exit<text:line-break/>10. optymalizacja stref TMA(RSI)</text:p>
      <text:p text:style-name="Text_20_body">Mój praktyczny osąd jest taki:</text:p>
      <text:p text:style-name="Text_20_body"><text:span text:style-name="Strong_20_Emphasis">Nie zaczynałbym od “ulepszania strategii”, tylko od uszczelnienia zgodności backtest/live i WFO.</text:span><text:line-break/>Bo dziś największe ryzyko nie leży w samym sygnale RSI+TMA+EMA, tylko w tym, że produkcyjna ścieżka może nie odpowiadać ścieżce testowej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04T20:16:01.898000000</meta:creation-date>
    <dc:date>2026-04-04T20:16:33.929000000</dc:date>
    <meta:editing-duration>PT33S</meta:editing-duration>
    <meta:editing-cycles>1</meta:editing-cycles>
    <meta:document-statistic meta:table-count="0" meta:image-count="0" meta:object-count="0" meta:page-count="9" meta:paragraph-count="258" meta:word-count="1595" meta:character-count="11353" meta:non-whitespace-character-count="9805"/>
    <meta:generator>LibreOffice/7.5.2.2$Windows_X86_64 LibreOffice_project/53bb9681a964705cf672590721dbc85eb4d0c3a2</meta:generator>
  </office:meta>
</office:document-meta>
</file>